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0fa3f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2dcb79" officeooo:paragraph-rsid="0044185e" style:letter-kerning="true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44619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46199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4619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1a67a6" style:letter-kerning="true" style:font-weight-asian="normal"/>
    </style:style>
    <style:style style:name="T9" style:family="text">
      <style:text-properties fo:font-weight="normal" officeooo:rsid="003923da" style:letter-kerning="true" style:font-weight-asian="normal"/>
    </style:style>
    <style:style style:name="T10" style:family="text">
      <style:text-properties fo:font-weight="bold" style:letter-kerning="true" style:font-weight-asian="bold" style:font-weight-complex="bold"/>
    </style:style>
    <style:style style:name="T11" style:family="text">
      <style:text-properties fo:font-weight="bold" officeooo:rsid="0010dfb6" style:letter-kerning="true" style:font-weight-asian="bold" style:font-weight-complex="bold"/>
    </style:style>
    <style:style style:name="T12" style:family="text">
      <style:text-properties fo:font-weight="bold" officeooo:rsid="003923da" style:letter-kerning="true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dfb6" style:font-weight-asian="bold" style:font-weight-complex="bold"/>
    </style:style>
    <style:style style:name="T15" style:family="text">
      <style:text-properties fo:font-weight="bold" officeooo:rsid="00155963" style:font-weight-asian="bold" style:font-weight-complex="bold"/>
    </style:style>
    <style:style style:name="T16" style:family="text">
      <style:text-properties fo:font-weight="bold" officeooo:rsid="003d7d58" style:font-weight-asian="bold" style:font-weight-complex="bold"/>
    </style:style>
    <style:style style:name="T17" style:family="text">
      <style:text-properties fo:font-weight="bold" officeooo:rsid="004448dd" style:font-weight-asian="bold" style:font-weight-complex="bold"/>
    </style:style>
    <style:style style:name="T18" style:family="text">
      <style:text-properties officeooo:rsid="0010dfb6"/>
    </style:style>
    <style:style style:name="T19" style:family="text">
      <style:text-properties officeooo:rsid="002dd738"/>
    </style:style>
    <style:style style:name="T20" style:family="text">
      <style:text-properties officeooo:rsid="0030201d"/>
    </style:style>
    <style:style style:name="T21" style:family="text">
      <style:text-properties officeooo:rsid="0031badc"/>
    </style:style>
    <style:style style:name="T22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normal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0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1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5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6" style:family="text">
      <style:text-properties officeooo:rsid="003923da"/>
    </style:style>
    <style:style style:name="T47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49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officeooo:rsid="003b60fe"/>
    </style:style>
    <style:style style:name="T56" style:family="text">
      <style:text-properties officeooo:rsid="003d7d58"/>
    </style:style>
    <style:style style:name="T57" style:family="text">
      <style:text-properties style:font-weight-complex="normal"/>
    </style:style>
    <style:style style:name="T58" style:family="text">
      <style:text-properties officeooo:rsid="003d7d58" style:font-weight-complex="normal"/>
    </style:style>
    <style:style style:name="T59" style:family="text">
      <style:text-properties officeooo:rsid="0044185e" style:font-weight-complex="normal"/>
    </style:style>
    <style:style style:name="T60" style:family="text">
      <style:text-properties officeooo:rsid="003f3c98"/>
    </style:style>
    <style:style style:name="T61" style:family="text">
      <style:text-properties officeooo:rsid="0044185e"/>
    </style:style>
    <style:style style:name="T6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6">1<text:span text:style-name="T62">xx</text:span> - Controls</text:p>
          </table:table-cell>
          <table:table-cell table:style-name="Table1.B1" office:value-type="string">
            <text:p text:style-name="P37">2xx - Ground</text:p>
          </table:table-cell>
          <table:table-cell table:style-name="Table1.B1" office:value-type="string">
            <text:p text:style-name="P37">3xx - Flight</text:p>
          </table:table-cell>
          <table:table-cell table:style-name="Table1.B1" office:value-type="string">
            <text:p text:style-name="P37">4xx - A2A</text:p>
          </table:table-cell>
          <table:table-cell table:style-name="Table1.E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32"><text:span text:style-name="T23">5</text:span><text:span text:style-name="T32">0</text:span><text:span text:style-name="T23">1</text:span><text:span text:style-name="T24"> - </text:span><text:span text:style-name="T25">A/G - </text:span><text:span text:style-name="T26">Bombs, Rockets,</text:span><text:span text:style-name="T33"> Guns</text:span></text:p>
      <text:p text:style-name="P1"/>
      <text:p text:style-name="P4">Mixed weapon loadouts</text:p>
      <text:list text:style-name="L1">
        <text:list-item>
          <text:p text:style-name="P10"><text:span text:style-name="T52">Mixed loadouts are not valid</text:span><text:span text:style-name="T49">, </text:span><text:span text:style-name="T52">except</text:span><text:span text:style-name="T49"> the following: RB-24/-24J A2A missiles are allowed with any loadout, and AKAN 30 mm gunpods are allowed with RB-75 (Maverick) or RB-05A (MCLOS) missiles.</text:span></text:p>
        </text:list-item>
      </text:list>
      <text:p text:style-name="P1"/>
      <text:p text:style-name="P8"><text:span text:style-name="T27">M/71 bombs (high drag)</text:span><text:span text:style-name="T28"> -- 120 kg </text:span><text:span text:style-name="T29">(265 lb) </text:span><text:span text:style-name="T28">GP bombs, 4 per pylon</text:span></text:p>
      <text:list text:style-name="L2">
        <text:list-item>
          <text:p text:style-name="P12"><text:span text:style-name="T11">Weapon Selector</text:span><text:span text:style-name="T5"> dial </text:span><text:span text:style-name="T9">... </text:span><text:span text:style-name="T11">SJO PLAN</text:span><text:span text:style-name="T5"> (default)</text:span></text:p>
        </text:list-item>
        <text:list-item>
          <text:p text:style-name="P12"><text:span text:style-name="T11">Interval</text:span><text:span text:style-name="T5"> dial </text:span><text:span text:style-name="T9">... </text:span><text:span text:style-name="T5">as needed (distance in m)</text:span></text:p>
        </text:list-item>
        <text:list-item>
          <text:p text:style-name="P12"><text:span text:style-name="T11">Release Mode</text:span><text:span text:style-name="T5"> switch </text:span><text:span text:style-name="T9">... </text:span><text:span text:style-name="T11">SERIE</text:span><text:span text:style-name="T5"> (default)</text:span></text:p>
        </text:list-item>
        <text:list-item>
          <text:p text:style-name="P14"><text:span text:style-name="T11">Master Mode</text:span><text:span text:style-name="T5"> dial </text:span><text:span text:style-name="T9">... </text:span><text:span text:style-name="T11">NAV</text:span></text:p>
        </text:list-item>
        <text:list-item>
          <text:p text:style-name="P17">Set QFE on altimeter to value shown in kneeboard for target waypoint.</text:p>
        </text:list-item>
        <text:list-item>
          <text:p text:style-name="P15"><text:span text:style-name="T4">Hold trigger </text:span><text:span text:style-name="T10">UNSAFE</text:span><text:span text:style-name="T4"> </text:span><text:span text:style-name="T9">(</text:span><text:span text:style-name="T12">Trigger 1st stage</text:span><text:span text:style-name="T9">) </text:span><text:span text:style-name="T4">to show HUD symbology.</text:span></text:p>
        </text:list-item>
        <text:list-item>
          <text:p text:style-name="P18">Bombs will fall between dot and circle.</text:p>
        </text:list-item>
        <text:list-item>
          <text:p text:style-name="P16"><text:span text:style-name="T6">Speed </text:span><text:span text:style-name="T10">0.7 to 0.9 Mach</text:span><text:span text:style-name="T4">. <text:s/></text:span><text:span text:style-name="T7">U</text:span><text:span text:style-name="T4">se </text:span><text:span text:style-name="T10">Stage 2 AB</text:span><text:span text:style-name="T4"> for about 0.85 Mach.</text:span></text:p>
        </text:list-item>
        <text:list-item>
          <text:p text:style-name="P15"><text:span text:style-name="T9">Release h</text:span><text:span text:style-name="T4">eight </text:span><text:span text:style-name="T10">50 m to 200 m</text:span><text:span text:style-name="T4">.</text:span></text:p>
        </text:list-item>
        <text:list-item>
          <text:p text:style-name="P11"><text:span text:style-name="T47">Hold </text:span><text:span text:style-name="T50">Trigger</text:span><text:span text:style-name="T51"> </text:span><text:span text:style-name="T50">2nd stage</text:span><text:span text:style-name="T48"> to drop </text:span><text:span text:style-name="T47">until all bombs are gone.</text:span></text:p>
        </text:list-item>
      </text:list>
      <text:p text:style-name="P5"/>
      <text:p text:style-name="P2">ARAK M/70B rockets<text:span text:style-name="T20"> -- 135 mm</text:span><text:span text:style-name="T55"> (5.3 in)</text:span><text:span text:style-name="T20">, 6 per pod, HE-Frag or HEAT</text:span></text:p>
      <text:p text:style-name="P7"><text:span text:style-name="T18">S</text:span>hort range mode (1<text:span text:style-name="T60"> km to 3 km</text:span>)</text:p>
      <text:list text:style-name="L3">
        <text:list-item>
          <text:p text:style-name="P19"><text:span text:style-name="T14">Weapon Selector</text:span><text:span text:style-name="T18"> dial </text:span><text:span text:style-name="T46">... </text:span><text:span text:style-name="T15">ATTACK</text:span></text:p>
        </text:list-item>
        <text:list-item>
          <text:p text:style-name="P20"><text:span text:style-name="T14">Release Mode</text:span><text:span text:style-name="T18"> switch</text:span><text:span text:style-name="T56">:</text:span><text:span text:style-name="T58"> </text:span><text:span text:style-name="T16">NORM/</text:span><text:span text:style-name="T14">SERIE</text:span><text:span text:style-name="T18"> (</text:span><text:span text:style-name="T56">up, </text:span><text:span text:style-name="T18">default)</text:span><text:span text:style-name="T61"> for Short Range</text:span></text:p>
        </text:list-item>
        <text:list-item>
          <text:p text:style-name="P28"><text:span text:style-name="T13">Second Release Mode</text:span> switch switch<text:span text:style-name="T56">:</text:span></text:p>
          <text:list>
            <text:list-item>
              <text:p text:style-name="P28"><text:span text:style-name="T13">GRUPP</text:span><text:span text:style-name="T16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28"><text:span text:style-name="T13">ENKEL</text:span><text:span text:style-name="T16">/STD</text:span> (down) for single rocket per pod per trigger press</text:p>
            </text:list-item>
          </text:list>
        </text:list-item>
        <text:list-item>
          <text:p text:style-name="P28"><text:span text:style-name="T42">When approaching target waypoint, </text:span><text:span text:style-name="T30">Master Mode</text:span><text:span text:style-name="T36"> dial</text:span><text:span text:style-name="T44">:</text:span></text:p>
          <text:list>
            <text:list-item>
              <text:p text:style-name="P28"><text:span text:style-name="T31">ANF</text:span><text:span text:style-name="T43"> for automatic continuous target ranging</text:span></text:p>
            </text:list-item>
            <text:list-item>
              <text:p text:style-name="P33"><text:span text:style-name="T22">NAV</text:span><text:span text:style-name="T41"> for manual target ranging (hold Trigger Unsafe to range)</text:span></text:p>
            </text:list-item>
          </text:list>
        </text:list-item>
        <text:list-item>
          <text:p text:style-name="P29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4"><text:span text:style-name="T35">Pop up and dive on the target. <text:s/>Must be diving more than </text:span><text:span text:style-name="T22">5 deg</text:span><text:span text:style-name="T35"> for radar ranging to work.</text:span></text:p>
        </text:list-item>
        <text:list-item>
          <text:p text:style-name="P29"><text:span text:style-name="T38">P</text:span>ut <text:span text:style-name="T61">small solid </text:span>center dot <text:span text:style-name="T21">on the target. <text:s/></text:span><text:span text:style-name="T61">Hollow </text:span><text:span text:style-name="T21">ring should show location of target</text:span>.</text:p>
        </text:list-item>
        <text:list-item>
          <text:p text:style-name="P21">Hold <text:span text:style-name="T13">Trigger Unsafe</text:span> to begin radar ranging<text:span text:style-name="T61"> (if in NAV mode)</text:span>. <text:s/><text:span text:style-name="T19">Target indicator ring will disappear.</text:span></text:p>
        </text:list-item>
        <text:list-item>
          <text:p text:style-name="P21">Distance line at bottom flashes when within 2 seconds of release.</text:p>
        </text:list-item>
        <text:list-item>
          <text:p text:style-name="P21">When in range, "wings" appear to either side of center dot. <text:s/><text:span text:style-name="T13">Press and hold trigger to fire.</text:span></text:p>
        </text:list-item>
      </text:list>
      <text:p text:style-name="P9"><text:span text:style-name="T53">Long</text:span><text:span text:style-name="T54"> range mode (</text:span><text:span text:style-name="T53">6 km to 7 km</text:span><text:span text:style-name="T54">)</text:span></text:p>
      <text:list text:style-name="L4">
        <text:list-item>
          <text:p text:style-name="P22"><text:span text:style-name="T14">Weapon Selector</text:span><text:span text:style-name="T18"> dial </text:span><text:span text:style-name="T46">... </text:span><text:span text:style-name="T15">ATTACK</text:span></text:p>
        </text:list-item>
        <text:list-item>
          <text:p text:style-name="P22"><text:span text:style-name="T14">Release Mode</text:span><text:span text:style-name="T18"> switch</text:span><text:span text:style-name="T56">:</text:span><text:span text:style-name="T58"> </text:span><text:span text:style-name="T16">LA/IMP</text:span><text:span text:style-name="T58"> (down)</text:span><text:span text:style-name="T59"> for Long Range</text:span></text:p>
        </text:list-item>
        <text:list-item>
          <text:p text:style-name="P30"><text:span text:style-name="T13">Second Release Mode</text:span> switch switch<text:span text:style-name="T56">:</text:span></text:p>
          <text:list>
            <text:list-item>
              <text:p text:style-name="P30"><text:span text:style-name="T13">GRUPP</text:span><text:span text:style-name="T16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7">Recommended</text:span><text:span text:style-name="T3"> for long range mode.</text:span></text:p>
            </text:list-item>
            <text:list-item>
              <text:p text:style-name="P30"><text:span text:style-name="T13">ENKEL</text:span><text:span text:style-name="T16">/STD</text:span> (down) for single rocket per pod per trigger press</text:p>
            </text:list-item>
          </text:list>
        </text:list-item>
        <text:list-item>
          <text:p text:style-name="P30"><text:span text:style-name="T42">When approaching target waypoint, </text:span><text:span text:style-name="T30">Master Mode</text:span><text:span text:style-name="T36"> dial</text:span><text:span text:style-name="T44">:</text:span></text:p>
          <text:list>
            <text:list-item>
              <text:p text:style-name="P30"><text:span text:style-name="T31">ANF</text:span><text:span text:style-name="T43"> for automatic continuous target ranging</text:span></text:p>
            </text:list-item>
            <text:list-item>
              <text:p text:style-name="P25">(Cannot be in NAV mode for long range rockets)</text:p>
            </text:list-item>
          </text:list>
        </text:list-item>
        <text:list-item>
          <text:p text:style-name="P30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5"><text:span text:style-name="T35">Pop up and dive on the target. <text:s/>Must be diving more than </text:span><text:span text:style-name="T34">3</text:span><text:span text:style-name="T22"> deg</text:span><text:span text:style-name="T35"> for radar ranging to work.</text:span></text:p>
        </text:list-item>
        <text:list-item>
          <text:p text:style-name="P30"><text:span text:style-name="T38">P</text:span>ut <text:span text:style-name="T61">small solid </text:span>center dot <text:span text:style-name="T21">on the target. <text:s/></text:span><text:span text:style-name="T61">Hollow </text:span><text:span text:style-name="T21">ring should show location of target</text:span>.</text:p>
        </text:list-item>
        <text:list-item>
          <text:p text:style-name="P22">Hold <text:span text:style-name="T13">Trigger Unsafe</text:span>. <text:s/><text:span text:style-name="T19">Target indicator ring will disappear</text:span><text:span text:style-name="T61">??</text:span></text:p>
        </text:list-item>
        <text:list-item>
          <text:p text:style-name="P22">Distance line at bottom flashes when within 2 seconds of release.</text:p>
        </text:list-item>
        <text:list-item>
          <text:p text:style-name="P27"><text:span text:style-name="T57">When in range, "wings" appear to either side of center dot. <text:s/></text:span><text:span text:style-name="T13">Press and hold trigger to fire.</text:span></text:p>
        </text:list-item>
      </text:list>
      <text:p text:style-name="P6"/>
      <text:p text:style-name="P3">AKAN 30/55 gun pods -- 30 mm, 150 rounds per pod</text:p>
      <text:list text:style-name="L5">
        <text:list-item>
          <text:p text:style-name="P23"><text:span text:style-name="T14">Weapon Selector</text:span><text:span text:style-name="T18"> dial </text:span><text:span text:style-name="T46">...</text:span><text:span text:style-name="T18"> </text:span><text:span text:style-name="T15">ATTACK</text:span></text:p>
        </text:list-item>
        <text:list-item>
          <text:p text:style-name="P23"><text:span text:style-name="T14">Release Mode</text:span><text:span text:style-name="T18"> switch </text:span><text:span text:style-name="T46">... </text:span><text:span text:style-name="T14">SERIE</text:span><text:span text:style-name="T18"> (default)</text:span></text:p>
        </text:list-item>
        <text:list-item>
          <text:p text:style-name="P31"><text:span text:style-name="T42">When approaching target waypoint, </text:span><text:span text:style-name="T30">Master Mode</text:span><text:span text:style-name="T36"> dial </text:span><text:span text:style-name="T40">... </text:span><text:span text:style-name="T31">ANF</text:span></text:p>
        </text:list-item>
        <text:list-item>
          <text:p text:style-name="P31"><text:span text:style-name="T36">Set QFE on altimeter to value shown in kneeboard for target waypoint.</text:span><text:span text:style-name="T37"> (Not strictly required</text:span><text:span text:style-name="T39">?? <text:s/>Seems to </text:span><text:span text:style-name="T37">only affect the placement of the target indicator ring, not the rocket accuracy.)</text:span></text:p>
        </text:list-item>
        <text:list-item>
          <text:p text:style-name="P26">Pop up and dive on the target. <text:s/>Must be diving more than 5 deg for radar ranging to work.</text:p>
        </text:list-item>
        <text:list-item>
          <text:p text:style-name="P31"><text:span text:style-name="T38">P</text:span>ut center dot <text:span text:style-name="T21">on the target. <text:s/>Target indicator ring should show location of target</text:span>.</text:p>
        </text:list-item>
        <text:list-item>
          <text:p text:style-name="P23">Hold <text:span text:style-name="T13">Trigger Unsafe</text:span> to begin radar ranging. <text:s/><text:span text:style-name="T19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4">When in range, "wings" appear to either side of center dot. <text:s/><text:span text:style-name="T13">Press and hold trigger to fire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43.353000000</dc:date>
    <meta:editing-duration>PT16H29M14S</meta:editing-duration>
    <meta:editing-cycles>3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1" meta:word-count="713" meta:character-count="3880" meta:non-whitespace-character-count="3261"/>
  </office:meta>
</office:document-meta>
</file>